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7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9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361cm" fo:min-width="2.014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9cm" fo:min-width="7.8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937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1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2.498cm" fo:min-width="3.876cm" fo:padding-top="0.254cm" fo:padding-bottom="0.254cm" fo:padding-left="0.254cm" fo:padding-right="0.254cm" fo:wrap-option="wrap" loext:decorative="fals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4cm" fo:min-width="5.7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2.726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73cm" fo:min-width="1.726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cm" fo:min-width="1.7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51cm" fo:min-width="3.45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35cm" fo:min-width="2.25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6cm" fo:min-width="3.2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0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8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3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5;p28" draw:style-name="gr1" draw:text-style-name="P2" draw:layer="layout" svg:width="3.23cm" svg:height="1.619cm" svg:x="4.85cm" svg:y="5.481cm">
          <text:p text:style-name="P1"><text:span text:style-name="T1">S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2" draw:text-style-name="P2" draw:layer="layout" svg:width="7.3cm" svg:height="1.036cm" svg:x="2.8cm" svg:y="1.916cm">
          <text:p text:style-name="P1"><text:span text:style-name="T1">FAIR Implementation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" draw:style-name="gr3" draw:text-style-name="P3" draw:layer="layout" svg:width="0.012cm" svg:height="2.15cm" draw:transform="rotate (-3.14159265358979) translate (6.5cm 5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28" draw:style-name="gr4" draw:text-style-name="P3" draw:layer="layout" svg:width="2.514cm" svg:height="1.611cm" svg:x="7.886cm" svg:y="7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5" draw:text-style-name="P5" draw:layer="layout" svg:width="5.351cm" svg:height="1.036cm" svg:x="1.099cm" svg:y="3.414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6" draw:text-style-name="P5" draw:layer="layout" svg:width="8.4cm" svg:height="2.236cm" svg:x="0.8cm" svg:y="7.714cm">
          <text:p text:style-name="P4"><text:span text:style-name="T2">declares-current-use-of /</text:span></text:p>
          <text:p text:style-name="P4"><text:span text:style-name="T2">declares-planned-use-of /</text:span></text:p>
          <text:p text:style-name="P4"><text:span text:style-name="T2">declares-planned-development-of /</text:span></text:p>
          <text:p text:style-name="P4"><text:span text:style-name="T2">declares-planned-replacement-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7" draw:text-style-name="P2" draw:layer="layout" svg:width="4.25cm" svg:height="1.036cm" svg:x="4.3cm" svg:y="-0.17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8" draw:text-style-name="P3" draw:layer="layout" svg:width="0.001cm" svg:height="1.187cm" draw:transform="rotate (-3.14159265358979) translate (6.431cm 2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5" draw:text-style-name="P6" draw:layer="layout" svg:width="5.351cm" svg:height="1.036cm" svg:x="0.999cm" svg:y="0.8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9" draw:text-style-name="P2" draw:layer="layout" svg:width="5.7cm" svg:height="1.036cm" svg:x="10.25cm" svg:y="6.25cm">
          <text:p text:style-name="P1"><text:span text:style-name="T1">Available FAIR-Support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_0" draw:style-name="gr10" draw:text-style-name="P7" draw:layer="layout" svg:width="6.2cm" svg:height="4.25cm" svg:x="10.05cm" svg:y="6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4" draw:style-name="gr11" draw:text-style-name="P2" draw:layer="layout" svg:width="6.25cm" svg:height="1.701cm" svg:x="10.05cm" svg:y="7.935cm">
          <text:p text:style-name="P1"><text:span text:style-name="T1">FAIR-Supporting Resource to be Develo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_0" draw:style-name="gr12" draw:text-style-name="P3" draw:layer="layout" svg:width="3.226cm" svg:height="0.027cm" svg:x="7.874cm" svg:y="7.0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51;p28_1" draw:style-name="gr13" draw:text-style-name="P3" draw:layer="layout" svg:width="2.226cm" svg:height="0.723cm" svg:x="7.874cm" svg:y="7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_1" draw:style-name="gr14" draw:text-style-name="P3" draw:layer="layout" svg:width="2.2cm" svg:height="0.65cm" draw:transform="rotate (-3.14159265358979) translate (5.5cm 6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8_0" draw:style-name="gr15" draw:text-style-name="P9" draw:layer="layout" svg:width="3.65cm" svg:height="0.85cm" svg:x="0.15cm" svg:y="4.75cm">
          <text:p text:style-name="P8"><text:span text:style-name="T2">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 1" draw:style-name="gr16" draw:text-style-name="P3" draw:layer="layout" svg:width="2.75cm" svg:height="4.6cm" draw:transform="rotate (-3.14159265358979) translate (9.9cm 5.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 2" draw:style-name="gr17" draw:text-style-name="P3" draw:layer="layout" svg:width="3.7cm" svg:height="2.85cm" draw:transform="rotate (-3.14159265358979) translate (11.3cm 6.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 1" draw:style-name="gr18" draw:text-style-name="P2" draw:layer="layout" svg:width="6.55cm" svg:height="1.036cm" svg:x="7.7cm" svg:y="0.264cm">
          <text:p text:style-name="P1"><text:span text:style-name="T1">Digital Object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2" draw:style-name="gr18" draw:text-style-name="P2" draw:layer="layout" svg:width="6.55cm" svg:height="1.036cm" svg:x="9.85cm" svg:y="5.064cm">
          <text:p text:style-name="P1"><text:span text:style-name="T1">FAIR-Support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 1" draw:style-name="gr19" draw:text-style-name="P6" draw:layer="layout" svg:width="7.4cm" svg:height="1.036cm" svg:x="9.35cm" svg:y="1.514cm">
          <text:p text:style-name="P10"><text:span text:style-name="T2">declared-for-digital-object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3" draw:style-name="gr18" draw:text-style-name="P2" draw:layer="layout" svg:width="6.55cm" svg:height="1.036cm" svg:x="10cm" svg:y="2.564cm">
          <text:p text:style-name="P1"><text:span text:style-name="T1">FAIR case 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 2" draw:style-name="gr20" draw:text-style-name="P6" draw:layer="layout" svg:width="5.9cm" svg:height="1.036cm" svg:x="10.3cm" svg:y="3.614cm">
          <text:p text:style-name="P10"><text:span text:style-name="T2">declared-for-case-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bias Kuhn</meta:initial-creator>
    <meta:creation-date>2019-07-25T08:43:18.850052344</meta:creation-date>
    <dc:date>2024-04-03T13:04:06.320462423</dc:date>
    <dc:creator>iwdj09kvd Kuhn</dc:creator>
    <meta:editing-duration>PT54M54S</meta:editing-duration>
    <meta:editing-cycles>23</meta:editing-cycles>
    <meta:generator>LibreOffice/7.6.5.2$Linux_X86_64 LibreOffice_project/60$Build-2</meta:generator>
    <meta:document-statistic meta:object-count="23"/>
  </office:meta>
</office:document-meta>
</file>